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307in"/>
    </style:style>
    <style:style style:name="co3" style:family="table-column">
      <style:table-column-properties fo:break-before="auto" style:column-width="1.802in"/>
    </style:style>
    <style:style style:name="co4" style:family="table-column">
      <style:table-column-properties fo:break-before="auto" style:column-width="2.1626in"/>
    </style:style>
    <style:style style:name="co6" style:family="table-column">
      <style:table-column-properties fo:break-before="auto" style:column-width="2.0862in"/>
    </style:style>
    <style:style style:name="co7" style:family="table-column">
      <style:table-column-properties fo:break-before="auto" style:column-width="2.064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Guest</text:p>
          </table:table-cell>
          <table:table-cell table:number-columns-repeated="4"/>
        </table:table-row>
        <table:table-row table:style-name="ro1">
          <table:table-cell table:style-name="ce1" office:value-type="string">
            <text:p>ID* (int)</text:p>
          </table:table-cell>
          <table:table-cell office:value-type="string">
            <text:p>First name (varchar(20))</text:p>
          </table:table-cell>
          <table:table-cell office:value-type="string">
            <text:p>Last name (varchar( 50))</text:p>
          </table:table-cell>
          <table:table-cell office:value-type="string">
            <text:p>Phone (varchar(15))</text:p>
          </table:table-cell>
          <table:table-cell office:value-type="string">
            <text:p>Email (varchar(50)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Room</text:p>
          </table:table-cell>
          <table:table-cell table:number-columns-repeated="4"/>
        </table:table-row>
        <table:table-row table:style-name="ro1">
          <table:table-cell table:style-name="ce1" office:value-type="string">
            <text:p>Room Nr* (smallint)</text:p>
          </table:table-cell>
          <table:table-cell office:value-type="string">
            <text:p>Room type ( varchar(6))</text:p>
          </table:table-cell>
          <table:table-cell office:value-type="string">
            <text:p>Price/Night (smallint)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Reservation</text:p>
          </table:table-cell>
          <table:table-cell table:number-columns-repeated="4"/>
        </table:table-row>
        <table:table-row table:style-name="ro1">
          <table:table-cell table:style-name="ce1" office:value-type="string">
            <text:p>Reservation Nr* (int)</text:p>
          </table:table-cell>
          <table:table-cell office:value-type="string">
            <text:p>Check-in date (date)</text:p>
          </table:table-cell>
          <table:table-cell office:value-type="string">
            <text:p>Check-out date (date)</text:p>
          </table:table-cell>
          <table:table-cell office:value-type="string">
            <text:p>Payment method (varchar(10)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Reserv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Guest* (int)</text:p>
          </table:table-cell>
          <table:table-cell table:style-name="ce1" office:value-type="string">
            <text:p>Reservation Nr* (int)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2">06/22/2021</text:date>, <text:time>09:5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1T16:31:54.90</meta:creation-date>
    <dc:date>2021-06-22T09:51:10.97</dc:date>
    <meta:editing-duration>PT33M26S</meta:editing-duration>
    <meta:editing-cycles>5</meta:editing-cycles>
    <meta:generator>OpenOffice/4.1.6$Win32 OpenOffice.org_project/416m1$Build-9790</meta:generator>
    <meta:document-statistic meta:table-count="3" meta:cell-count="18" meta:object-count="0"/>
  </office:meta>
</office:document-meta>
</file>